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c012" officeooo:paragraph-rsid="001bc012"/>
    </style:style>
    <style:style style:name="P2" style:family="paragraph" style:parent-style-name="Standard">
      <style:text-properties officeooo:rsid="001cf070" officeooo:paragraph-rsid="001cf070"/>
    </style:style>
    <style:style style:name="P3" style:family="paragraph" style:parent-style-name="Standard">
      <style:text-properties officeooo:rsid="001dd69d" officeooo:paragraph-rsid="001dd69d"/>
    </style:style>
    <style:style style:name="P4" style:family="paragraph" style:parent-style-name="Preformatted_20_Text">
      <style:text-properties officeooo:rsid="001bc012" officeooo:paragraph-rsid="001bc012"/>
    </style:style>
    <style:style style:name="T1" style:family="text">
      <style:text-properties officeooo:rsid="001dd6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fessor Pierce,</text:p>
      <text:p text:style-name="P2">Attached is my submission for CS 598 Assignment #5. Once again the program is structured to abstract components into libraries which keep track of component state and expose methods to control the component. <text:span text:style-name="T1">I have used the same libraries as with previous submissions except that the les_rgb_led library has been modified to allow the alternating behavior required from assignment 5. The les_button library uses software debounce, which seems sufficient (by empirical experience). I have also included an OLED display which shows the user the current state.</text:span></text:p>
      <text:p text:style-name="P2"/>
      <text:p text:style-name="P3">My work for this class is also available on GitHub, should that be more convenient for you. I have separated the code into two repositories, one for the .ino programs, and one for the libraries:</text:p>
      <text:p text:style-name="P3"/>
      <text:p text:style-name="P3"/>
      <text:p text:style-name="P4">https://github.com/lstewart-git/arduino_code.git</text:p>
      <text:p text:style-name="P4">https://github.com/lstewart-git/arduino_library.git</text:p>
      <text:p text:style-name="P1"/>
      <text:p text:style-name="P3">Best Regards,</text:p>
      <text:p text:style-name="P3">Lawrence Stewar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1:46:19.059985736</meta:creation-date>
    <dc:date>2018-11-02T12:58:06.102522962</dc:date>
    <meta:editing-duration>PT26S</meta:editing-duration>
    <meta:editing-cycles>1</meta:editing-cycles>
    <meta:document-statistic meta:table-count="0" meta:image-count="0" meta:object-count="0" meta:page-count="1" meta:paragraph-count="7" meta:word-count="129" meta:character-count="896" meta:non-whitespace-character-count="774"/>
    <meta:generator>LibreOffice/5.1.6.2$Linux_X86_64 LibreOffice_project/10m0$Build-2</meta:generator>
  </office:meta>
</office:document-meta>
</file>